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fo:font-size="54pt" fo:font-weight="normal" style:font-size-asian="54pt" style:font-size-complex="54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color="#ffffff" fo:font-size="96pt" fo:language="en" fo:country="US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00" fo:font-size="54pt" style:font-size-asian="54pt" style:font-weight-asian="bold" style:font-size-complex="54pt" style:font-weight-complex="bold"/>
    </style:style>
    <style:style style:name="T5" style:family="text">
      <style:text-properties fo:color="#000000" fo:font-size="54pt" style:font-size-asian="54pt" style:font-size-complex="54pt"/>
    </style:style>
    <style:style style:name="T6" style:family="text">
      <style:text-properties fo:color="#000000" style:text-position="super 58%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7.9cm" svg:x="5.4cm" svg:y="25.1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5" draw:text-style-name="P7" draw:layer="layout" svg:width="28.9cm" svg:height="6.653cm" svg:x="9.5cm" svg:y="53.348cm">
          <draw:text-box>
            <text:p text:style-name="P6"><text:span text:style-name="T4">São Paulo</text:span></text:p>
            <text:p text:style-name="P6"><text:span text:style-name="T4">Oswaldo Santos Baquero (Editor)</text:span></text:p>
            <text:p text:style-name="P6"><text:span text:style-name="T4">2015</text:span></text:p>
          </draw:text-box>
        </draw:frame>
        <draw:frame draw:style-name="gr6" draw:text-style-name="P9" draw:layer="layout" svg:width="8.4cm" svg:height="2.752cm" svg:x="19.7cm" svg:y="41.048cm">
          <draw:text-box>
            <text:p text:style-name="P8"><text:span text:style-name="T5">1</text:span><text:span text:style-name="T6">st </text:span><text:span text:style-name="T5">edition</text:span><text:span text:style-name="T6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6:02:44.990681208</dc:date>
    <meta:editing-duration>PT3M33S</meta:editing-duration>
    <meta:editing-cycles>2</meta:editing-cycles>
    <meta:generator>LibreOffice/4.4.2.2$Linux_X86_64 LibreOffice_project/40m0$Build-2</meta:generator>
    <meta:document-statistic meta:object-count="29"/>
  </office:meta>
</office:document-meta>
</file>